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3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7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905cm" svg:x="22.082cm" svg:y="10.27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877cm" svg:height="1.047cm" svg:x="22.634cm" svg:y="10.652cm">
          <draw:text-box>
            <text:p text:style-name="P2"><text:span text:style-name="T1">Trip Details</text:span></text:p>
            <text:p text:style-name="P2"><text:span text:style-name="T1">Microservice</text:span></text:p>
          </draw:text-box>
        </draw:frame>
        <draw:custom-shape draw:style-name="gr1" draw:text-style-name="P1" draw:layer="layout" svg:width="3.937cm" svg:height="1.905cm" svg:x="21.955cm" svg:y="6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2.962cm" svg:height="1.047cm" svg:x="22.507cm" svg:y="7.096cm">
          <draw:text-box>
            <text:p text:style-name="P2"><text:span text:style-name="T1">Trips Locator</text:span></text:p>
            <text:p text:style-name="P2"><text:span text:style-name="T1">Microservice</text:span></text:p>
          </draw:text-box>
        </draw:frame>
        <draw:custom-shape draw:style-name="gr1" draw:text-style-name="P1" draw:layer="layout" svg:width="3.937cm" svg:height="1.905cm" svg:x="22.082cm" svg:y="13.9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18cm" svg:height="1.047cm" svg:x="22.309cm" svg:y="14.335cm">
          <draw:text-box>
            <text:p text:style-name="P2"><text:span text:style-name="T1">Vehicles </text:span><text:span text:style-name="T1">Locator</text:span></text:p>
            <text:p text:style-name="P2"><text:span text:style-name="T1">Microservice</text:span></text:p>
          </draw:text-box>
        </draw:frame>
        <draw:frame draw:style-name="gr5" draw:text-style-name="P4" draw:layer="layout" svg:width="10.543cm" svg:height="1.309cm" svg:x="8.874cm" svg:y="2.524cm">
          <draw:text-box>
            <text:p><text:span text:style-name="T2">Syste</text:span><text:span text:style-name="T2">m </text:span><text:span text:style-name="T2">Archit</text:span><text:span text:style-name="T2">ecture</text:span></text:p>
          </draw:text-box>
        </draw:frame>
        <draw:custom-shape draw:style-name="gr1" draw:text-style-name="P1" draw:layer="layout" svg:width="3.937cm" svg:height="1.905cm" svg:x="13.547cm" svg:y="5.4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6.185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5.431cm">
          <draw:text-box>
            <text:p><text:span text:style-name="T3">Process 1</text:span></text:p>
          </draw:text-box>
        </draw:frame>
        <draw:custom-shape draw:style-name="gr1" draw:text-style-name="P1" draw:layer="layout" svg:width="3.937cm" svg:height="1.905cm" svg:x="13.547cm" svg:y="7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8.471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7.717cm">
          <draw:text-box>
            <text:p><text:span text:style-name="T3">Process </text:span><text:span text:style-name="T3">2</text:span></text:p>
          </draw:text-box>
        </draw:frame>
        <draw:custom-shape draw:style-name="gr1" draw:text-style-name="P1" draw:layer="layout" svg:width="3.937cm" svg:height="1.905cm" svg:x="13.547cm" svg:y="9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0.63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068cm" svg:height="0.577cm" svg:x="13.574cm" svg:y="9.876cm">
          <draw:text-box>
            <text:p><text:span text:style-name="T3">Process 3</text:span></text:p>
          </draw:text-box>
        </draw:frame>
        <draw:custom-shape draw:style-name="gr1" draw:text-style-name="P1" draw:layer="layout" svg:width="3.937cm" svg:height="1.905cm" svg:x="13.547cm" svg:y="11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2.662cm">
          <draw:text-box>
            <text:p text:style-name="P2"><text:span text:style-name="T1">API </text:span><text:span text:style-name="T1">Gateway </text:span><text:span text:style-name="T1">App</text:span></text:p>
          </draw:text-box>
        </draw:frame>
        <draw:frame draw:style-name="gr7" draw:text-style-name="P5" draw:layer="layout" svg:width="2.068cm" svg:height="0.577cm" svg:x="13.574cm" svg:y="11.908cm">
          <draw:text-box>
            <text:p><text:span text:style-name="T3">Process 4</text:span></text:p>
          </draw:text-box>
        </draw:frame>
        <draw:custom-shape draw:style-name="gr1" draw:text-style-name="P1" draw:layer="layout" svg:width="3.937cm" svg:height="1.905cm" svg:x="13.547cm" svg:y="15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3.937cm" svg:height="1.047cm" svg:x="13.547cm" svg:y="15.964cm">
          <draw:text-box>
            <text:p text:style-name="P2"><text:span text:style-name="T1">API Gateway App</text:span></text:p>
          </draw:text-box>
        </draw:frame>
        <draw:frame draw:style-name="gr7" draw:text-style-name="P5" draw:layer="layout" svg:width="2.128cm" svg:height="0.577cm" svg:x="13.574cm" svg:y="15.21cm">
          <draw:text-box>
            <text:p><text:span text:style-name="T3">Process N</text:span></text:p>
          </draw:text-box>
        </draw:frame>
        <draw:custom-shape draw:style-name="gr8" draw:text-style-name="P1" draw:layer="layout" svg:width="3.201cm" svg:height="1.905cm" svg:x="6.689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3" draw:layer="layout" svg:width="3.074cm" svg:height="1.047cm" svg:x="6.689cm" svg:y="9.655cm">
          <draw:text-box>
            <text:p text:style-name="P2"><text:span text:style-name="T1">Main Process</text:span></text:p>
          </draw:text-box>
        </draw:frame>
        <draw:frame draw:style-name="gr7" draw:text-style-name="P5" draw:layer="layout" svg:width="2.068cm" svg:height="0.577cm" svg:x="6.716cm" svg:y="8.901cm">
          <draw:text-box>
            <text:p><text:span text:style-name="T3">Process 0</text:span></text:p>
          </draw:text-box>
        </draw:frame>
        <draw:line draw:style-name="gr10" draw:text-style-name="P6" draw:layer="layout" svg:x1="17.51cm" svg:y1="6.334cm" svg:x2="21.955cm" svg:y2="7.604cm">
          <text:p/>
        </draw:line>
        <draw:line draw:style-name="gr10" draw:text-style-name="P6" draw:layer="layout" svg:x1="17.51cm" svg:y1="8.62cm" svg:x2="21.955cm" svg:y2="7.731cm">
          <text:p/>
        </draw:line>
        <draw:line draw:style-name="gr10" draw:text-style-name="P6" draw:layer="layout" svg:x1="17.51cm" svg:y1="10.779cm" svg:x2="21.955cm" svg:y2="7.731cm">
          <text:p/>
        </draw:line>
        <draw:line draw:style-name="gr10" draw:text-style-name="P6" draw:layer="layout" svg:x1="17.51cm" svg:y1="12.811cm" svg:x2="21.955cm" svg:y2="7.731cm">
          <text:p/>
        </draw:line>
        <draw:line draw:style-name="gr10" draw:text-style-name="P6" draw:layer="layout" svg:x1="17.51cm" svg:y1="16.113cm" svg:x2="21.955cm" svg:y2="7.604cm">
          <text:p/>
        </draw:line>
        <draw:line draw:style-name="gr10" draw:text-style-name="P6" draw:layer="layout" svg:x1="17.51cm" svg:y1="6.461cm" svg:x2="22.082cm" svg:y2="11.287cm">
          <text:p/>
        </draw:line>
        <draw:line draw:style-name="gr10" draw:text-style-name="P6" draw:layer="layout" svg:x1="17.51cm" svg:y1="6.334cm" svg:x2="22.082cm" svg:y2="14.97cm">
          <text:p/>
        </draw:line>
        <draw:line draw:style-name="gr10" draw:text-style-name="P6" draw:layer="layout" svg:x1="17.51cm" svg:y1="8.62cm" svg:x2="22.082cm" svg:y2="11.16cm">
          <text:p/>
        </draw:line>
        <draw:line draw:style-name="gr10" draw:text-style-name="P6" draw:layer="layout" svg:x1="17.51cm" svg:y1="10.779cm" svg:x2="22.082cm" svg:y2="11.287cm">
          <text:p/>
        </draw:line>
        <draw:line draw:style-name="gr10" draw:text-style-name="P6" draw:layer="layout" svg:x1="17.51cm" svg:y1="12.811cm" svg:x2="22.082cm" svg:y2="11.287cm">
          <text:p/>
        </draw:line>
        <draw:line draw:style-name="gr10" draw:text-style-name="P6" draw:layer="layout" svg:x1="17.51cm" svg:y1="16.113cm" svg:x2="22.082cm" svg:y2="11.287cm">
          <text:p/>
        </draw:line>
        <draw:line draw:style-name="gr10" draw:text-style-name="P6" draw:layer="layout" svg:x1="17.51cm" svg:y1="8.62cm" svg:x2="22.082cm" svg:y2="14.97cm">
          <text:p/>
        </draw:line>
        <draw:line draw:style-name="gr10" draw:text-style-name="P6" draw:layer="layout" svg:x1="17.51cm" svg:y1="10.779cm" svg:x2="22.082cm" svg:y2="14.97cm">
          <text:p/>
        </draw:line>
        <draw:line draw:style-name="gr10" draw:text-style-name="P6" draw:layer="layout" svg:x1="17.51cm" svg:y1="12.811cm" svg:x2="22.082cm" svg:y2="14.97cm">
          <text:p/>
        </draw:line>
        <draw:line draw:style-name="gr10" draw:text-style-name="P6" draw:layer="layout" svg:x1="17.51cm" svg:y1="16.113cm" svg:x2="22.082cm" svg:y2="14.843cm">
          <text:p/>
        </draw:line>
        <draw:frame draw:style-name="gr11" draw:text-style-name="P8" draw:layer="layout" svg:width="4.318cm" svg:height="1.778cm" svg:x="6.588cm" svg:y="11.074cm">
          <draw:text-box>
            <text:p text:style-name="P7"><text:span text:style-name="T4">The main process will redirect the request to a child process that is not busy.</text:span></text:p>
          </draw:text-box>
        </draw:frame>
        <draw:frame draw:style-name="gr11" draw:text-style-name="P8" draw:layer="layout" svg:width="4.318cm" svg:height="2.435cm" svg:x="13.319cm" svg:y="17.51cm">
          <draw:text-box>
            <text:p text:style-name="P7"><text:span text:style-name="T4">There will be N </text:span><text:span text:style-name="T4">processes that will </text:span><text:span text:style-name="T4">handle the request; </text:span><text:span text:style-name="T4">with N being the </text:span><text:span text:style-name="T4">number of CPUs on </text:span><text:span text:style-name="T4">the host machine</text:span></text:p>
          </draw:text-box>
        </draw:frame>
        <draw:frame draw:style-name="gr12" draw:text-style-name="P8" draw:layer="layout" svg:width="4.318cm" svg:height="2.176cm" svg:x="17.891cm" svg:y="16.604cm">
          <draw:text-box>
            <text:p text:style-name="P7"><text:span text:style-name="T4">Each request </text:span><text:span text:style-name="T4">made on a </text:span><text:span text:style-name="T4">process will </text:span><text:span text:style-name="T4">make a </text:span><text:span text:style-name="T4">request to the </text:span><text:span text:style-name="T4">corresponding </text:span><text:span text:style-name="T4">microservices</text:span></text:p>
          </draw:text-box>
        </draw:frame>
        <draw:custom-shape draw:style-name="gr13" draw:text-style-name="P10" draw:layer="layout" svg:width="1.524cm" svg:height="0.889cm" svg:x="1.635cm" svg:y="5.826cm">
          <text:p text:style-name="P9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6.969cm">
          <text:p text:style-name="P9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8.239cm">
          <text:p text:style-name="P9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9.509cm">
          <text:p text:style-name="P9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0.779cm">
          <text:p text:style-name="P9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2.049cm">
          <text:p text:style-name="P9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3.192cm">
          <text:p text:style-name="P9"><text:span text:style-name="T3">Client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4.462cm">
          <text:p text:style-name="P9"><text:span text:style-name="T3">Client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889cm" svg:x="1.635cm" svg:y="16.748cm">
          <text:p text:style-name="P9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35cm" svg:height="0.848cm" svg:x="1.889cm" svg:y="15.519cm">
          <draw:text-box>
            <text:p>...</text:p>
          </draw:text-box>
        </draw:frame>
        <draw:frame draw:style-name="gr14" draw:text-style-name="P11" draw:layer="layout" svg:width="1.035cm" svg:height="0.848cm" svg:x="14.951cm" svg:y="14.122cm">
          <draw:text-box>
            <text:p>...</text:p>
          </draw:text-box>
        </draw:frame>
        <draw:line draw:style-name="gr10" draw:text-style-name="P6" draw:layer="layout" svg:x1="3.159cm" svg:y1="6.207cm" svg:x2="6.588cm" svg:y2="9.763cm">
          <text:p/>
        </draw:line>
        <draw:line draw:style-name="gr10" draw:text-style-name="P6" draw:layer="layout" svg:x1="3.159cm" svg:y1="7.35cm" svg:x2="6.588cm" svg:y2="9.763cm">
          <text:p/>
        </draw:line>
        <draw:line draw:style-name="gr10" draw:text-style-name="P6" draw:layer="layout" svg:x1="3.159cm" svg:y1="8.62cm" svg:x2="6.715cm" svg:y2="9.89cm">
          <text:p/>
        </draw:line>
        <draw:line draw:style-name="gr10" draw:text-style-name="P6" draw:layer="layout" svg:x1="3.159cm" svg:y1="9.89cm" svg:x2="6.588cm" svg:y2="9.763cm">
          <text:p/>
        </draw:line>
        <draw:line draw:style-name="gr10" draw:text-style-name="P6" draw:layer="layout" svg:x1="3.159cm" svg:y1="11.16cm" svg:x2="6.715cm" svg:y2="9.763cm">
          <text:p/>
        </draw:line>
        <draw:line draw:style-name="gr10" draw:text-style-name="P6" draw:layer="layout" svg:x1="3.159cm" svg:y1="12.43cm" svg:x2="6.715cm" svg:y2="9.763cm">
          <text:p/>
        </draw:line>
        <draw:line draw:style-name="gr10" draw:text-style-name="P6" draw:layer="layout" svg:x1="3.159cm" svg:y1="13.573cm" svg:x2="6.715cm" svg:y2="9.763cm">
          <text:p/>
        </draw:line>
        <draw:line draw:style-name="gr10" draw:text-style-name="P6" draw:layer="layout" svg:x1="3.159cm" svg:y1="14.843cm" svg:x2="6.715cm" svg:y2="9.763cm">
          <text:p/>
        </draw:line>
        <draw:line draw:style-name="gr10" draw:text-style-name="P6" draw:layer="layout" svg:x1="3.159cm" svg:y1="17.129cm" svg:x2="6.715cm" svg:y2="9.89cm">
          <text:p/>
        </draw:line>
        <draw:line draw:style-name="gr10" draw:text-style-name="P6" draw:layer="layout" svg:x1="9.89cm" svg:y1="9.763cm" svg:x2="13.573cm" svg:y2="6.334cm">
          <text:p/>
        </draw:line>
        <draw:line draw:style-name="gr10" draw:text-style-name="P6" draw:layer="layout" svg:x1="9.89cm" svg:y1="9.763cm" svg:x2="13.446cm" svg:y2="8.62cm">
          <text:p/>
        </draw:line>
        <draw:line draw:style-name="gr10" draw:text-style-name="P6" draw:layer="layout" svg:x1="9.89cm" svg:y1="9.89cm" svg:x2="13.573cm" svg:y2="10.779cm">
          <text:p/>
        </draw:line>
        <draw:line draw:style-name="gr10" draw:text-style-name="P6" draw:layer="layout" svg:x1="9.89cm" svg:y1="9.89cm" svg:x2="13.573cm" svg:y2="12.811cm">
          <text:p/>
        </draw:line>
        <draw:line draw:style-name="gr10" draw:text-style-name="P6" draw:layer="layout" svg:x1="9.89cm" svg:y1="9.89cm" svg:x2="13.573cm" svg:y2="16.24cm">
          <text:p/>
        </draw:line>
        <draw:frame draw:style-name="gr15" draw:text-style-name="P8" draw:layer="layout" svg:width="4.191cm" svg:height="1.397cm" svg:x="1.381cm" svg:y="18.145cm">
          <draw:text-box>
            <text:p text:style-name="P7"><text:span text:style-name="T4">There will be M </text:span><text:span text:style-name="T4">requests made to the </text:span><text:span text:style-name="T4">same end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4:42:23.512183973</dc:date>
    <meta:editing-duration>PT48M11S</meta:editing-duration>
    <meta:editing-cycles>12</meta:editing-cycles>
    <meta:generator>LibreOffice/6.0.6.2$Linux_X86_64 LibreOffice_project/0c292870b25a325b5ed35f6b45599d2ea4458e77</meta:generator>
    <meta:document-statistic meta:object-count="69"/>
  </office:meta>
</office:document-meta>
</file>